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1c3997" officeooo:paragraph-rsid="001c3997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c3997" officeooo:paragraph-rsid="001c3997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f481a" officeooo:paragraph-rsid="001f481a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c3997" officeooo:paragraph-rsid="001c3997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c3997" officeooo:paragraph-rsid="0020863f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f481a" officeooo:paragraph-rsid="001f481a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f481a" officeooo:paragraph-rsid="0020863f" style:font-weight-asian="normal" style:font-weight-complex="normal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able_20_Contents">
      <style:paragraph-properties fo:text-align="start" style:justify-single-word="false"/>
      <style:text-properties officeooo:rsid="001df9be" officeooo:paragraph-rsid="001df9be"/>
    </style:style>
    <style:style style:name="P10" style:family="paragraph" style:parent-style-name="Standard" style:list-style-name="L1">
      <style:paragraph-properties fo:text-align="start" style:justify-single-word="false"/>
      <style:text-properties fo:font-weight="normal" officeooo:rsid="001c3997" officeooo:paragraph-rsid="001c3997" style:font-weight-asian="normal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fo:font-weight="normal" officeooo:rsid="001c3997" officeooo:paragraph-rsid="001c3997" style:font-weight-asian="normal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fo:font-weight="normal" officeooo:rsid="001f481a" officeooo:paragraph-rsid="001f481a" style:font-weight-asian="normal" style:font-weight-complex="normal"/>
    </style:style>
    <style:style style:name="P13" style:family="paragraph" style:parent-style-name="Standard" style:list-style-name="L4">
      <style:paragraph-properties fo:text-align="start" style:justify-single-word="false"/>
      <style:text-properties fo:font-weight="normal" officeooo:rsid="001f481a" officeooo:paragraph-rsid="001f481a" style:font-weight-asian="normal" style:font-weight-complex="normal"/>
    </style:style>
    <style:style style:name="P14" style:family="paragraph" style:parent-style-name="Standard" style:list-style-name="L5">
      <style:paragraph-properties fo:text-align="start" style:justify-single-word="false"/>
      <style:text-properties fo:font-weight="normal" officeooo:rsid="001f481a" officeooo:paragraph-rsid="001f481a" style:font-weight-asian="normal" style:font-weight-complex="normal"/>
    </style:style>
    <style:style style:name="P15" style:family="paragraph" style:parent-style-name="Standard" style:list-style-name="L6">
      <style:paragraph-properties fo:text-align="start" style:justify-single-word="false"/>
      <style:text-properties fo:font-weight="normal" officeooo:rsid="001f481a" officeooo:paragraph-rsid="001f481a" style:font-weight-asian="normal" style:font-weight-complex="normal"/>
    </style:style>
    <style:style style:name="P16" style:family="paragraph" style:parent-style-name="Standard" style:list-style-name="L7">
      <style:paragraph-properties fo:text-align="start" style:justify-single-word="false"/>
      <style:text-properties fo:font-weight="normal" officeooo:rsid="001f481a" officeooo:paragraph-rsid="001f481a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1f481a" officeooo:paragraph-rsid="001f481a" style:font-weight-asian="normal" style:font-weight-complex="normal"/>
    </style:style>
    <style:style style:name="P18" style:family="paragraph" style:parent-style-name="Standard" style:list-style-name="L7">
      <style:paragraph-properties fo:text-align="start" style:justify-single-word="false"/>
      <style:text-properties fo:font-weight="normal" officeooo:rsid="0020863f" officeooo:paragraph-rsid="001f481a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230b45" officeooo:paragraph-rsid="00230b45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bold" officeooo:rsid="001c3997" officeooo:paragraph-rsid="001c3997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weight="bold" officeooo:rsid="001f481a" officeooo:paragraph-rsid="001f481a" style:font-weight-asian="bold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font-weight="bold" officeooo:rsid="001df9be" officeooo:paragraph-rsid="001df9be" style:font-weight-asian="bold" style:font-weight-complex="bold"/>
    </style:style>
    <style:style style:name="T1" style:family="text">
      <style:text-properties officeooo:rsid="0020863f"/>
    </style:style>
    <style:style style:name="T2" style:family="text">
      <style:text-properties fo:color="#cccccc"/>
    </style:style>
    <style:style style:name="T3" style:family="text">
      <style:text-properties fo:color="#cccccc" fo:background-color="#999999" loext:char-shading-value="0"/>
    </style:style>
    <style:style style:name="T4" style:family="text">
      <style:text-properties fo:color="#cccccc" fo:background-color="#999999" loext:char-shading-value="0"/>
    </style:style>
    <style:style style:name="T5" style:family="text">
      <style:text-properties fo:color="#cccccc" fo:background-color="#ffffff"/>
    </style:style>
    <style:style style:name="T6" style:family="text">
      <style:text-properties fo:color="#cccccc" fo:background-color="transparent" loext:char-shading-value="0"/>
    </style:style>
    <style:style style:name="T7" style:family="text">
      <style:text-properties fo:color="#cccccc" fo:background-color="transparent" loext:char-shading-value="0"/>
    </style:style>
    <style:style style:name="T8" style:family="text">
      <style:text-properties fo:background-color="transparent" loext:char-shading-value="0"/>
    </style:style>
    <style:style style:name="T9" style:family="text">
      <style:text-properties fo:color="#666666" fo:background-color="transparent" loext:char-shading-value="0"/>
    </style:style>
    <style:style style:name="T10" style:family="text">
      <style:text-properties fo:color="#333333" fo:background-color="transparent" loext:char-shading-value="0"/>
    </style:style>
    <style:style style:name="T11" style:family="text">
      <style:text-properties fo:color="#111111" fo:background-color="transparent" loext:char-shading-value="0"/>
    </style:style>
    <style:style style:name="T12" style:family="text">
      <style:text-properties fo:color="#111111" style:text-underline-style="none" fo:background-color="transparent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URRICULUM VITAE</text:p>
      <text:p text:style-name="P1"/>
      <text:p text:style-name="P1"/>
      <text:p text:style-name="P2">DIVYA KUMARI</text:p>
      <text:p text:style-name="P5"><text:span text:style-name="T1">A-50, SHSHouse, </text:span>Sector <text:span text:style-name="T1">51</text:span>, Noida, <text:span text:style-name="T1">201301</text:span></text:p>
      <text:p text:style-name="P4">Email ID: divya.pandey1992@gmail.com</text:p>
      <text:p text:style-name="P4">Phone no: +91-9953255802</text:p>
      <text:p text:style-name="P4"/>
      <text:p text:style-name="P2">CAREER OBJECTIVE</text:p>
      <text:p text:style-name="P4">To secure a challenging position where I can effectively contribute my skills as a Computer</text:p>
      <text:p text:style-name="P4">Application professional possessing competent technical skills.</text:p>
      <text:p text:style-name="P4"/>
      <text:p text:style-name="P2"/>
      <text:p text:style-name="P2">WORKING EXPERIENCE</text:p>
      <text:list xml:id="list2347289771483192389" text:style-name="L1">
        <text:list-item>
          <text:p text:style-name="P10">Current working and Experience of 1 year in Hytech Professional as <text:s/>Drupal Developer.</text:p>
        </text:list-item>
        <text:list-item>
          <text:p text:style-name="P10">One year <text:s/>experience of in Smart Solution (Noida) as Php and Drupal Developer.</text:p>
        </text:list-item>
        <text:list-item>
          <text:p text:style-name="P10">Six months of Certification course from “Lovely InfoTech” (Jalandhar) on Asp.Net and</text:p>
          <text:p text:style-name="P10">Sql Server 2008.</text:p>
        </text:list-item>
      </text:list>
      <text:p text:style-name="P4"/>
      <text:p text:style-name="P2"/>
      <text:p text:style-name="P2">PROFESSIONAL QUALIFIATION</text:p>
      <text:list xml:id="list7414756261378707532" text:style-name="L2">
        <text:list-item>
          <text:p text:style-name="P11">Master of Computer Application (MCA) from Lovely Professional University affiliated</text:p>
          <text:p text:style-name="P11">with 72% aggregate in 2015.</text:p>
        </text:list-item>
        <text:list-item>
          <text:p text:style-name="P11">Bachelor of Computer Application (BCA) from SPN College, Mukerian(Punjab)</text:p>
          <text:p text:style-name="P11">affiliated to Punjab University with 70.44% aggregate in 2013.</text:p>
        </text:list-item>
      </text:list>
      <text:p text:style-name="P4"/>
      <text:p text:style-name="P4"/>
      <text:p text:style-name="P2">EDUCATIONAL QUALIFICATION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22">Qualifications</text:p>
          </table:table-cell>
          <table:table-cell table:style-name="Table1.A1" office:value-type="string">
            <text:p text:style-name="P22">Specialization</text:p>
          </table:table-cell>
          <table:table-cell table:style-name="Table1.A1" office:value-type="string">
            <text:p text:style-name="P22">Board/Univ.</text:p>
          </table:table-cell>
          <table:table-cell table:style-name="Table1.A1" office:value-type="string">
            <text:p text:style-name="P22">Year</text:p>
          </table:table-cell>
          <table:table-cell table:style-name="Table1.E1" office:value-type="string">
            <text:p text:style-name="P22">Percentage</text:p>
          </table:table-cell>
        </table:table-row>
        <table:table-row>
          <table:table-cell table:style-name="Table1.A2" office:value-type="string">
            <text:p text:style-name="P9">Intermediate</text:p>
          </table:table-cell>
          <table:table-cell table:style-name="Table1.A2" office:value-type="string">
            <text:p text:style-name="P9">Economics with Math</text:p>
          </table:table-cell>
          <table:table-cell table:style-name="Table1.A2" office:value-type="string">
            <text:p text:style-name="P9">Punjab School</text:p>
            <text:p text:style-name="P9">Education Board</text:p>
          </table:table-cell>
          <table:table-cell table:style-name="Table1.A2" office:value-type="string">
            <text:p text:style-name="P9">2010</text:p>
          </table:table-cell>
          <table:table-cell table:style-name="Table1.E2" office:value-type="string">
            <text:p text:style-name="P9">64.5%</text:p>
          </table:table-cell>
        </table:table-row>
        <table:table-row>
          <table:table-cell table:style-name="Table1.A2" office:value-type="string">
            <text:p text:style-name="P9">High School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9">Punjab School</text:p>
            <text:p text:style-name="P9">Education Board</text:p>
          </table:table-cell>
          <table:table-cell table:style-name="Table1.A2" office:value-type="string">
            <text:p text:style-name="P9">2007</text:p>
          </table:table-cell>
          <table:table-cell table:style-name="Table1.E2" office:value-type="string">
            <text:p text:style-name="P9">71.5%</text:p>
          </table:table-cell>
        </table:table-row>
      </table:table>
      <text:p text:style-name="P4"/>
      <text:p text:style-name="P3">PROJECTS UNDERTAKEN</text:p>
      <text:p text:style-name="P6">1.) Topic: Residential Care</text:p>
      <text:p text:style-name="P6">Description: The project “Residential Care” deals with the activity of providing the</text:p>
      <text:p text:style-name="P6">PG/Hostel and search PG or Hostel at their near working places or their suggested places.</text:p>
      <text:p text:style-name="P6">.NET used as front end and SQL used as back end.</text:p>
      <text:p text:style-name="P6">Duration: 4 months</text:p>
      <text:p text:style-name="P6"/>
      <text:p text:style-name="P3">DRUPAL PROJECTS</text:p>
      <text:p text:style-name="P6">http://foodapps.smalutioncrm.com/</text:p>
      <text:p text:style-name="P6">http://baliyana.com/</text:p>
      <text:p text:style-name="P6">http://tennis.smalutioncrm.com/</text:p>
      <text:p text:style-name="P6">http://tutorial.smalutioncrm.com/</text:p>
      <text:p text:style-name="P6">http://travelservices.smalutioncrm.com/</text:p>
      <text:p text:style-name="P6"><text:a xlink:type="simple" xlink:href="http://cameroonves.net/" text:style-name="Internet_20_link" text:visited-style-name="Visited_20_Internet_20_Link"><text:span text:style-name="T12">http://cameroonves.net/</text:span></text:a></text:p>
      <text:p text:style-name="P19">www.inverclydechr.org.uk <text:tab/><text:tab/><text:tab/></text:p>
      <text:p text:style-name="P19">https://camden.homeconnections.org.uk/ <text:s/><text:tab/></text:p>
      <text:p text:style-name="P19">https://affinitysutton.homeconnections.org.uk <text:s/><text:tab/></text:p>
      <text:p text:style-name="P19"><text:soft-page-break/>https://homefinderuk.org/ <text:tab/><text:tab/><text:tab/></text:p>
      <text:p text:style-name="P19">http://homechoice.west-norfolk.gov.uk/ <text:s/><text:tab/><text:tab/></text:p>
      <text:p text:style-name="P19">http://glasgowhousingregister.org/ <text:tab/><text:tab/><text:tab/></text:p>
      <text:p text:style-name="P19">http://croydon.homeconnections.org.uk/ <text:tab/></text:p>
      <text:p text:style-name="P19">https://devon.homeconnections.org.uk/ </text:p>
      <text:p text:style-name="P6"/>
      <text:p text:style-name="P6"/>
      <text:p text:style-name="P6"/>
      <text:p text:style-name="P3">SEMINARS / CONFERENCES ATTENDED</text:p>
      <text:list xml:id="list3013615075208176475" text:style-name="L3">
        <text:list-item>
          <text:p text:style-name="P12">Educational Seminar in Arya Girls Sen. Sec. School Mukerian, 2010</text:p>
        </text:list-item>
        <text:list-item>
          <text:p text:style-name="P12">AIOUG Seminar in Lovely Professional University, Phagwara, 2013</text:p>
        </text:list-item>
      </text:list>
      <text:p text:style-name="P6"/>
      <text:p text:style-name="P3">TECHNICAL SKILLS</text:p>
      <text:list xml:id="list2191698385028645062" text:style-name="L4">
        <text:list-item>
          <text:p text:style-name="P13">Language: Php, Drupal, Wordpress, JavaScript, JQuery, HTML.</text:p>
        </text:list-item>
        <text:list-item>
          <text:p text:style-name="P13">Database: Mysql</text:p>
        </text:list-item>
        <text:list-item>
          <text:p text:style-name="P13">Operating System: Windows XP, Windows 7, Linux</text:p>
        </text:list-item>
      </text:list>
      <text:p text:style-name="P6"/>
      <text:p text:style-name="P3">STRENGTH</text:p>
      <text:list xml:id="list3250673928854449157" text:style-name="L5">
        <text:list-item>
          <text:p text:style-name="P14">Team Working Skills</text:p>
        </text:list-item>
        <text:list-item>
          <text:p text:style-name="P14">Leadership Skills</text:p>
        </text:list-item>
        <text:list-item>
          <text:p text:style-name="P14">Optimistic</text:p>
        </text:list-item>
      </text:list>
      <text:p text:style-name="P6"/>
      <text:p text:style-name="P3">CO-CURRICULAR ACTIVITIES</text:p>
      <text:list xml:id="list8659604571598968624" text:style-name="L6">
        <text:list-item>
          <text:p text:style-name="P15">Internship of six months on “Asp .Net” from Lovely Infotech (Punjab)</text:p>
        </text:list-item>
        <text:list-item>
          <text:p text:style-name="P15">Participated in skit in SPN College, Mukerian at youth vibe .</text:p>
        </text:list-item>
      </text:list>
      <text:p text:style-name="P6"/>
      <text:p text:style-name="P3">INTERESTS / HOBBIES</text:p>
      <text:list xml:id="list8866720636467701568" text:style-name="L7">
        <text:list-item>
          <text:p text:style-name="P16">Listening to Music</text:p>
        </text:list-item>
        <text:list-item>
          <text:p text:style-name="P18">Cooking</text:p>
        </text:list-item>
        <text:list-item>
          <text:p text:style-name="P16">Surfing Internet</text:p>
        </text:list-item>
      </text:list>
      <text:p text:style-name="P6"/>
      <text:p text:style-name="P3">PERSONAL DETAILS</text:p>
      <text:p text:style-name="P7">Father’s Name: Mr. Nunu Pandey</text:p>
      <text:p text:style-name="P7">Gender: Female</text:p>
      <text:p text:style-name="P6">D.O.B: 9 Aug 1991</text:p>
      <text:p text:style-name="P6">Languages know: Hindi, Pumjabi and English</text:p>
      <text:p text:style-name="P6">Marital status: Unmarried</text:p>
      <text:p text:style-name="P6">Nationality: Indian</text:p>
      <text:p text:style-name="P6"/>
      <text:p text:style-name="P3">PERMANENT ADDRESS</text:p>
      <text:p text:style-name="P6">Bhattha Colony, Mukerian,</text:p>
      <text:p text:style-name="P6">Teh: Mukerian</text:p>
      <text:p text:style-name="P6">Dist: Hoshiarpur (Punjab)</text:p>
      <text:p text:style-name="P6">Pin Code: 144211</text:p>
      <text:p text:style-name="P6">Email: divya.pandey1992@gmail .com</text:p>
      <text:p text:style-name="P6">Phone no: +91-9953255802</text:p>
      <text:p text:style-name="P6"/>
      <text:p text:style-name="P6">I hereby declare that the above written particulars are true to the best of my knowledge and</text:p>
      <text:p text:style-name="P6">belief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3T16:07:03.679712320</meta:creation-date>
    <dc:date>2017-09-14T18:55:48.055729638</dc:date>
    <meta:editing-duration>PT10M29S</meta:editing-duration>
    <meta:editing-cycles>3</meta:editing-cycles>
    <meta:generator>LibreOffice/5.1.6.2$Linux_X86_64 LibreOffice_project/10m0$Build-2</meta:generator>
    <meta:document-statistic meta:table-count="1" meta:image-count="0" meta:object-count="0" meta:page-count="2" meta:paragraph-count="90" meta:word-count="368" meta:character-count="2826" meta:non-whitespace-character-count="2543"/>
  </office:meta>
</office:document-meta>
</file>